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b9ca9"/>
    </style:style>
    <style:style style:name="P2" style:family="paragraph" style:parent-style-name="Text_20_body">
      <style:text-properties officeooo:paragraph-rsid="00b036d4"/>
    </style:style>
    <style:style style:name="P3" style:family="paragraph" style:parent-style-name="Text_20_body">
      <style:text-properties fo:font-size="14pt" fo:font-style="italic" fo:font-weight="normal" officeooo:paragraph-rsid="00d7b35e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text-properties fo:font-size="14pt" officeooo:paragraph-rsid="0009a2bd"/>
    </style:style>
    <style:style style:name="P6" style:family="paragraph" style:parent-style-name="Text_20_body">
      <style:text-properties fo:font-size="14pt" officeooo:paragraph-rsid="003ba891"/>
    </style:style>
    <style:style style:name="P7" style:family="paragraph" style:parent-style-name="Text_20_body">
      <style:text-properties fo:font-size="14pt" officeooo:paragraph-rsid="003d8741"/>
    </style:style>
    <style:style style:name="P8" style:family="paragraph" style:parent-style-name="Text_20_body">
      <style:text-properties fo:font-size="14pt" officeooo:paragraph-rsid="003f0f9b"/>
    </style:style>
    <style:style style:name="P9" style:family="paragraph" style:parent-style-name="Text_20_body">
      <style:text-properties fo:font-size="14pt" officeooo:paragraph-rsid="003fb6bd"/>
    </style:style>
    <style:style style:name="P10" style:family="paragraph" style:parent-style-name="Text_20_body">
      <style:text-properties fo:font-size="14pt" officeooo:paragraph-rsid="0042f643"/>
    </style:style>
    <style:style style:name="P11" style:family="paragraph" style:parent-style-name="Text_20_body">
      <style:text-properties fo:font-size="14pt" fo:font-style="normal" officeooo:paragraph-rsid="004b9ca9" style:font-style-asian="normal" style:font-style-complex="normal"/>
    </style:style>
    <style:style style:name="P12" style:family="paragraph" style:parent-style-name="Text_20_body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ize="14pt" fo:font-style="normal" fo:font-weight="normal" officeooo:paragraph-rsid="00d7b35e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ize="14pt" fo:font-style="normal" fo:font-weight="normal" officeooo:paragraph-rsid="00dd8e25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ize="14pt" fo:font-style="normal" fo:font-weight="normal" officeooo:paragraph-rsid="00e659b0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ize="14pt" officeooo:paragraph-rsid="006b53b9"/>
    </style:style>
    <style:style style:name="P17" style:family="paragraph" style:parent-style-name="Text_20_body">
      <style:text-properties fo:font-size="14pt" fo:font-weight="bold" officeooo:paragraph-rsid="00f159b1" style:font-weight-asian="bold" style:font-weight-complex="bold"/>
    </style:style>
    <style:style style:name="P18" style:family="paragraph" style:parent-style-name="Text_20_body">
      <style:text-properties fo:font-size="14pt" officeooo:paragraph-rsid="00b036d4"/>
    </style:style>
    <style:style style:name="P19" style:family="paragraph" style:parent-style-name="Text_20_body">
      <style:text-properties fo:font-size="14pt" officeooo:paragraph-rsid="00b472c7"/>
    </style:style>
    <style:style style:name="P20" style:family="paragraph" style:parent-style-name="Text_20_body">
      <style:text-properties fo:font-size="14pt" officeooo:paragraph-rsid="00c47194"/>
    </style:style>
    <style:style style:name="P21" style:family="paragraph" style:parent-style-name="Text_20_body">
      <style:text-properties fo:font-size="14pt" officeooo:paragraph-rsid="00c5fe36"/>
    </style:style>
    <style:style style:name="P22" style:family="paragraph" style:parent-style-name="Text_20_body">
      <style:text-properties fo:font-size="14pt" officeooo:paragraph-rsid="00c8883c"/>
    </style:style>
    <style:style style:name="P23" style:family="paragraph" style:parent-style-name="Text_20_body">
      <style:text-properties fo:font-size="14pt" officeooo:paragraph-rsid="00dbb125"/>
    </style:style>
    <style:style style:name="P24" style:family="paragraph" style:parent-style-name="Text_20_body">
      <style:text-properties fo:font-size="14pt" officeooo:paragraph-rsid="00ec1531"/>
    </style:style>
    <style:style style:name="P25" style:family="paragraph" style:parent-style-name="Text_20_body">
      <style:text-properties fo:font-size="14pt" officeooo:paragraph-rsid="00f159b1"/>
    </style:style>
    <style:style style:name="P26" style:family="paragraph" style:parent-style-name="Text_20_body">
      <style:text-properties officeooo:paragraph-rsid="008f8eba"/>
    </style:style>
    <style:style style:name="P27" style:family="paragraph" style:parent-style-name="Text_20_body">
      <style:text-properties officeooo:paragraph-rsid="00e659b0"/>
    </style:style>
    <style:style style:name="P28" style:family="paragraph" style:parent-style-name="Heading_20_1">
      <style:text-properties officeooo:rsid="004b9ca9" officeooo:paragraph-rsid="004b9ca9"/>
    </style:style>
    <style:style style:name="P29" style:family="paragraph" style:parent-style-name="Heading_20_1">
      <style:text-properties officeooo:rsid="00b036d4" officeooo:paragraph-rsid="00b036d4"/>
    </style:style>
    <style:style style:name="P30" style:family="paragraph" style:parent-style-name="Heading_20_1">
      <style:text-properties officeooo:rsid="00f159b1" officeooo:paragraph-rsid="00f159b1"/>
    </style:style>
    <style:style style:name="P31" style:family="paragraph" style:parent-style-name="Heading_20_3">
      <style:text-properties officeooo:rsid="0009a2bd" officeooo:paragraph-rsid="0009a2bd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text-properties officeooo:paragraph-rsid="007aa07d"/>
    </style:style>
    <style:style style:name="P34" style:family="paragraph" style:parent-style-name="Heading_20_3">
      <style:text-properties officeooo:rsid="00b036d4" officeooo:paragraph-rsid="00b036d4"/>
    </style:style>
    <style:style style:name="P35" style:family="paragraph" style:parent-style-name="Heading_20_3">
      <style:text-properties officeooo:rsid="00b472c7" officeooo:paragraph-rsid="00b472c7"/>
    </style:style>
    <style:style style:name="P36" style:family="paragraph" style:parent-style-name="Heading_20_3">
      <style:text-properties officeooo:rsid="00dbb125" officeooo:paragraph-rsid="00dbb125"/>
    </style:style>
    <style:style style:name="P37" style:family="paragraph" style:parent-style-name="Text_20_body">
      <style:text-properties fo:font-size="14pt" fo:font-style="normal" style:font-style-asian="normal" style:font-style-complex="normal"/>
    </style:style>
    <style:style style:name="P38" style:family="paragraph" style:parent-style-name="Text_20_body">
      <style:text-properties fo:font-size="14pt" fo:font-style="normal" style:text-underline-style="none" fo:font-weight="normal" officeooo:rsid="001600de" officeooo:paragraph-rsid="0050406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ize="14pt" fo:font-style="normal" fo:font-weight="normal" officeooo:paragraph-rsid="00c5fe36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ize="14pt" fo:font-style="italic" style:text-underline-style="none" fo:font-weight="normal" officeooo:rsid="001600de" officeooo:paragraph-rsid="00504065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font-size="14pt" fo:font-style="italic" style:text-underline-style="none" fo:font-weight="normal" officeooo:rsid="001600de" officeooo:paragraph-rsid="0042f643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ize="14pt" fo:font-style="italic" fo:font-weight="normal" officeooo:paragraph-rsid="008f8eba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ize="14pt" fo:font-weight="normal" officeooo:paragraph-rsid="0009a2bd" style:font-weight-asian="normal" style:font-weight-complex="normal"/>
    </style:style>
    <style:style style:name="P45" style:family="paragraph" style:parent-style-name="Text_20_body">
      <style:text-properties fo:font-size="14pt" fo:font-weight="normal" officeooo:paragraph-rsid="003ba891" style:font-weight-asian="normal" style:font-weight-complex="normal"/>
    </style:style>
    <style:style style:name="P46" style:family="paragraph" style:parent-style-name="Text_20_body">
      <style:text-properties fo:font-size="14pt" fo:font-weight="normal" style:font-weight-asian="normal" style:font-weight-complex="normal"/>
    </style:style>
    <style:style style:name="P47" style:family="paragraph" style:parent-style-name="Text_20_body">
      <style:text-properties fo:font-size="14pt" fo:font-weight="normal" officeooo:paragraph-rsid="008f8eba" style:font-weight-asian="normal" style:font-weight-complex="normal"/>
    </style:style>
    <style:style style:name="P48" style:family="paragraph" style:parent-style-name="Text_20_body">
      <style:text-properties fo:font-size="14pt" fo:font-weight="normal" officeooo:paragraph-rsid="00b472c7" style:font-weight-asian="normal" style:font-weight-complex="normal"/>
    </style:style>
    <style:style style:name="P49" style:family="paragraph" style:parent-style-name="Text_20_body">
      <style:text-properties fo:font-size="14pt" fo:font-weight="normal" officeooo:paragraph-rsid="00b9bea5" style:font-weight-asian="normal" style:font-weight-complex="normal"/>
    </style:style>
    <style:style style:name="P50" style:family="paragraph" style:parent-style-name="Text_20_body">
      <style:text-properties fo:font-size="14pt" fo:font-weight="normal" officeooo:paragraph-rsid="00dbb125" style:font-weight-asian="normal" style:font-weight-complex="normal"/>
    </style:style>
    <style:style style:name="P51" style:family="paragraph" style:parent-style-name="Text_20_body">
      <style:text-properties fo:font-size="14pt" style:text-underline-style="none" fo:font-weight="normal" officeooo:rsid="001600de" officeooo:paragraph-rsid="0009a2bd" style:font-weight-asian="normal" style:font-weight-complex="normal"/>
    </style:style>
    <style:style style:name="P52" style:family="paragraph" style:parent-style-name="Text_20_body">
      <style:text-properties fo:font-size="14pt" style:text-underline-style="none" fo:font-weight="normal" officeooo:rsid="001600de" officeooo:paragraph-rsid="00258dad" style:font-weight-asian="normal" style:font-weight-complex="normal"/>
    </style:style>
    <style:style style:name="P53" style:family="paragraph" style:parent-style-name="Text_20_body">
      <style:text-properties fo:font-size="14pt" style:text-underline-style="none" fo:font-weight="normal" officeooo:paragraph-rsid="003fb6bd" style:font-weight-asian="normal" style:font-weight-complex="normal"/>
    </style:style>
    <style:style style:name="P54" style:family="paragraph" style:parent-style-name="Text_20_body">
      <style:text-properties fo:font-size="14pt"/>
    </style:style>
    <style:style style:name="P55" style:family="paragraph" style:parent-style-name="Text_20_body">
      <style:text-properties fo:font-size="14pt" officeooo:paragraph-rsid="0116ebb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600de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14pt" fo:font-style="italic" style:font-style-asian="italic" style:font-style-complex="italic"/>
    </style:style>
    <style:style style:name="T12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4pt" fo:font-weight="bold" style:font-weight-asian="bold" style:font-weight-complex="bold"/>
    </style:style>
    <style:style style:name="T14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4pt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SUTILS.SCRAPING</text:h>
      <text:p text:style-name="Text_20_body"/>
      <text:p text:style-name="P37">This module exposes high-level methods and entry points for common scraping operations - e.g. iterating over a list of urls and retrieving data at specified xpath/field mappings.</text:p>
      <text:p text:style-name="P38">An important feature of the module is that it centralises and standardises scraping error handling. This is a fairly complex functionality which requires intricate sequencing of header/proxy rotation and highly specific responses to different kinds of error while minimising user input.</text:p>
      <text:p text:style-name="P38">Low-level work like error-handling is overwhelmingly implemented in a series of submodules and classes upon which the high-level methods exposed by the parent module depend.</text:p>
      <text:p text:style-name="P38">These submodules and classes also expose public methods for more precise or bespoke scraping operations.</text:p>
      <text:p text:style-name="P40"/>
      <text:h text:style-name="P31" text:outline-level="3">tsutils.scraping.iter_urls(*urls, xpaths_fields, proxies=None, <text:tab/>use_driver=False, scraper=None) -&gt; dict</text:h>
      <text:p text:style-name="P5">Args:</text:p>
      <text:p text:style-name="P5"><text:tab/><text:span text:style-name="T6">*urls - </text:span><text:span text:style-name="T7">an exploded iterable of urls from which to scrape data</text:span></text:p>
      <text:p text:style-name="P5"><text:span text:style-name="T7"><text:tab/></text:span><text:span text:style-name="T6">xpaths_fields</text:span><text:span text:style-name="T7"> - a mapping of xpath statements and field names to identify and <text:tab/>then label target data from each url</text:span></text:p>
      <text:p text:style-name="P44">Kwargs:</text:p>
      <text:p text:style-name="P5"><text:span text:style-name="T7"><text:tab/></text:span><text:span text:style-name="T6">proxies</text:span><text:span text:style-name="T7"> - a list of proxy ip:host addresses from which to redirect requests if <text:tab/>scraping fails for a clientside reason</text:span></text:p>
      <text:p text:style-name="P5"><text:span text:style-name="T8"><text:tab/></text:span><text:span text:style-name="T10">use_driver</text:span><text:span text:style-name="T8"> - if True then an extended Selenium webdriver <text:tab/>(tsutils.scraping.driver) instance is used to make requests rather than the default <text:tab/>extended requests.Session (tsutils.scraping.session)</text:span></text:p>
      <text:p text:style-name="P5"><text:span text:style-name="T8"><text:tab/></text:span><text:span text:style-name="T10">scraper</text:span><text:span text:style-name="T8"> - </text:span><text:span text:style-name="T4">either </text:span><text:span text:style-name="T8">a tsutils.scraping.driver </text:span><text:span text:style-name="T4">or </text:span><text:span text:style-name="T8">tsutils.scraping.session instance to <text:tab/>use as the scraping interface. Facilitates prior scraper login/configuration. If <text:tab/>none is passed then a raw instance will be created with default configuration</text:span></text:p>
      <text:p text:style-name="P51">Return:</text:p>
      <text:p text:style-name="P52"><text:tab/>A dictionary of dictionaries indexed by url containing the scraping results</text:p>
      <text:h text:style-name="P32" text:outline-level="3">tsutils.scraping.navigate_site(start_url, *click_xpaths, <text:tab/>xpaths_fields, proxies=None, use_driver=False, scraper=None) -&gt; <text:tab/>dict</text:h>
      <text:p text:style-name="P4">Args:</text:p>
      <text:p text:style-name="P4"><text:tab/><text:span text:style-name="T6">start_url </text:span><text:span text:style-name="T7">- the url from which the first clicking operation starts</text:span></text:p>
      <text:p text:style-name="P4"><text:span text:style-name="T7"><text:tab/></text:span><text:span text:style-name="T6">click_xpaths</text:span><text:span text:style-name="T7"> - an exploded iterable of xpaths to click through</text:span></text:p>
      <text:p text:style-name="P6"><text:span text:style-name="T7"><text:tab/></text:span><text:span text:style-name="T6">xpaths_fields</text:span><text:span text:style-name="T7"> - a mapping of xpath statements and field names to identify and <text:tab/>then label target data from each url</text:span></text:p>
      <text:p text:style-name="P45">Kwargs:</text:p>
      <text:p text:style-name="P7"><text:span text:style-name="T7"><text:tab/></text:span><text:span text:style-name="T6">proxies - </text:span><text:span text:style-name="T7">a list of proxy ip:host addresses from which to redirect requests if <text:tab/>scraping fails for a clientside reason</text:span></text:p>
      <text:p text:style-name="P8"><text:span text:style-name="T7"><text:tab/></text:span><text:span text:style-name="T6">use_driver</text:span><text:span text:style-name="T7"> - </text:span><text:span text:style-name="T8">if True then an extended Selenium Chrome Webdriver <text:tab/>(tsutils.scraping.driver) instance is used to make requests rather than the default <text:tab/>extended requests.Session (tsutils.scraping.session)</text:span></text:p>
      <text:p text:style-name="P9"><text:span text:style-name="T8"><text:tab/></text:span><text:span text:style-name="T10">scraper</text:span><text:span text:style-name="T8"> - </text:span><text:span text:style-name="T4">either </text:span><text:span text:style-name="T8">a tsutils.scraping.driver </text:span><text:span text:style-name="T4">or </text:span><text:span text:style-name="T8">tsutils.scraping.session instance to <text:tab/>use as the scraping interface. Facilitates prior scraper login/configuration. If <text:tab/>none is passed then a raw instance will be created with default configuration</text:span></text:p>
      <text:p text:style-name="P53">Return:</text:p>
      <text:p text:style-name="P10"><text:span text:style-name="T8"><text:tab/></text:span><text:span text:style-name="T9">A dictionary of dictionaries indexed by url containing the scraping results</text:span></text:p>
      <text:p text:style-name="P41">This method is similar to tsutils.scraping.iter_urls but rather than iterating over a list of urls it clicks through the sequence of xpaths contained in click_xpaths and, after each click, looks for data to scrape using the xpaths_fields mapping.</text:p>
      <text:h text:style-name="P28" text:outline-level="1">TSUTILS.SCRAPING.DRIVER.Driver</text:h>
      <text:p text:style-name="P1"/>
      <text:p text:style-name="P11">This class extends Selenium’s Chrome Webdriver to offer an automated browsing interface for those sites which require dynamic interactivity. Extension features mainly consist of improved error/load-handling and convenience methods for otherwise verbose operations.</text:p>
      <text:p text:style-name="P11"/>
      <text:h text:style-name="Heading_20_3" text:outline-level="3">Driver.__init__(self, proxies=None, cookies=None, headers= None, settings=None)</text:h>
      <text:p text:style-name="P4">Kwargs:</text:p>
      <text:p text:style-name="P16"><text:soft-page-break/><text:tab/><text:span text:style-name="T6">proxies</text:span><text:span text:style-name="T7"> - a list of proxy ip:host addresses from which to redirect requests if <text:tab/>scraping fails for a clientside reason</text:span></text:p>
      <text:p text:style-name="P22"><text:span text:style-name="T7"><text:tab/></text:span><text:span text:style-name="T6">cookies</text:span><text:span text:style-name="T2"> - a dictionary of cookie name/value pairs to add to the Driver instance</text:span></text:p>
      <text:p text:style-name="P24"><text:span text:style-name="T2"><text:tab/></text:span><text:span text:style-name="T3">headers</text:span><text:span text:style-name="T2"> - a dictionary of headers to add to every request (other than the ‘User-<text:tab/>Agent’ header which is configured automatically)</text:span></text:p>
      <text:p text:style-name="P4"><text:tab/><text:span text:style-name="T6">settings </text:span><text:span text:style-name="T7">- a dictionary of driver settings: {</text:span></text:p>
      <text:p text:style-name="P4"><text:span text:style-name="T7">‘load_wait’: </text:span><text:span text:style-name="T5">specifies the wait time following any request method to allow the resource to load </text:span><text:span text:style-name="T2">[DEFAULT – 1s],</text:span></text:p>
      <text:p text:style-name="P4"><text:span text:style-name="T2">‘retries’: </text:span><text:span text:style-name="T5">specifies the number of retries to attempt after any load failure before cancelling a request</text:span><text:span text:style-name="T2"> [DEFAULT – 3],</text:span></text:p>
      <text:p text:style-name="P55"><text:span text:style-name="T2">‘rotate_session_wait’: </text:span><text:span text:style-name="T5">specifies how long to wait after rotating the session configuration before trying again </text:span><text:span text:style-name="T2">[DEFAULT - 60]</text:span></text:p>
      <text:p text:style-name="P55"><text:span text:style-name="T2">}</text:span></text:p>
      <text:h text:style-name="P33" text:outline-level="3">Driver.get(self, url) -&gt; <text:span text:style-name="T13">tsutils.scraping.response.Response</text:span></text:h>
      <text:p text:style-name="P4">Args:</text:p>
      <text:p text:style-name="P4"><text:tab/><text:span text:style-name="T6">url</text:span><text:span text:style-name="T7"> - the url to which to navigate in the driver instance</text:span></text:p>
      <text:p text:style-name="P46">Return:</text:p>
      <text:p text:style-name="P46"><text:tab/>A tsbackend.scraping.response.Response instance corresponding to the <text:tab/>resources fetched</text:p>
      <text:p text:style-name="P42">This is exactly equivalent to the same method in the parent class but with inbuilt error-handling and retry sequencing and returning a Response object.</text:p>
      <text:h text:style-name="Heading_20_3" text:outline-level="3">Driver.click_xpath(self, xpath) -&gt; tsutils.scraping.response.Response</text:h>
      <text:p text:style-name="P4">Args:</text:p>
      <text:p text:style-name="P4"><text:tab/><text:span text:style-name="T6">xpath </text:span><text:span text:style-name="T7">- an xpath statement which indicates which element in the current page <text:tab/>to click</text:span></text:p>
      <text:p text:style-name="P47">Return:</text:p>
      <text:p text:style-name="P47"><text:tab/>A tsbackend.scraping.response.Response instance corresponding to the <text:tab/>resources returned after the click</text:p>
      <text:p text:style-name="P26"><text:span text:style-name="T12">This is an abbreviated version of </text:span><text:span text:style-name="T14">elem =</text:span><text:span text:style-name="T12"> </text:span><text:span text:style-name="T14">WebDriver.find_element_by_xpath(</text:span><text:span text:style-name="T15">xpath</text:span><text:span text:style-name="T14">);</text:span><text:span text:style-name="T12"> </text:span><text:span text:style-name="T14">WebDriver.</text:span><text:span text:style-name="T16">execute_script("arguments[0]. click();", elem) </text:span><text:span text:style-name="T11">- JavaScript execution stops any other element from getting in the way.</text:span></text:p>
      <text:p text:style-name="P26"><text:soft-page-break/><text:span text:style-name="T11">Like </text:span><text:span text:style-name="T16">Driver.get </text:span><text:span text:style-name="T11">it also contains inbuilt error-handling, retry sequencing and returns a Response object.</text:span></text:p>
      <text:h text:style-name="P34" text:outline-level="3">Driver.fill_xpath(self, xpath, txt) -&gt; None</text:h>
      <text:p text:style-name="P18">Args:</text:p>
      <text:p text:style-name="P18"><text:tab/><text:span text:style-name="T6">xpath</text:span><text:span text:style-name="T7"> - an xpath statement which indicates which element of the page to fill <text:tab/>with the characters in the text passed</text:span></text:p>
      <text:p text:style-name="P18"><text:span text:style-name="T7"><text:tab/></text:span><text:span text:style-name="T6">txt</text:span><text:span text:style-name="T7"> - the sequence of keys to enter into the element (form) identified by the <text:tab/>xpath statement</text:span></text:p>
      <text:h text:style-name="P35" text:outline-level="3">Driver.login(self, login_url, username, password) -&gt; tsutils.scraping. response.Response</text:h>
      <text:p text:style-name="P19">Args:</text:p>
      <text:p text:style-name="P19"><text:tab/><text:span text:style-name="T6">login_url</text:span><text:span text:style-name="T7"> - the url of the login page</text:span></text:p>
      <text:p text:style-name="P19"><text:span text:style-name="T7"><text:tab/></text:span><text:span text:style-name="T6">username</text:span><text:span text:style-name="T7"> - the username string to fill into the username field</text:span></text:p>
      <text:p text:style-name="P19"><text:span text:style-name="T7"><text:tab/></text:span><text:span text:style-name="T6">password</text:span><text:span text:style-name="T7"> - the password string to enter into the password field</text:span></text:p>
      <text:p text:style-name="P48">Return:</text:p>
      <text:p text:style-name="P48"><text:tab/>The response object corresponding to the resources returned after the login <text:tab/>action is completed.</text:p>
      <text:h text:style-name="Heading_20_3" text:outline-level="3">Driver.check_for_xpath(self, xpath) -&gt; bool</text:h>
      <text:p text:style-name="P4">Args:</text:p>
      <text:p text:style-name="P4"><text:tab/><text:span text:style-name="T6">xpath - </text:span><text:span text:style-name="T7">an xpath statement which indicates which element of the page to check <text:tab/>for</text:span></text:p>
      <text:p text:style-name="P46">Return:</text:p>
      <text:p text:style-name="P49"><text:tab/>True if the element is present otherwise False</text:p>
      <text:h text:style-name="P29" text:outline-level="1">TSUTILS.SCRAPING.SESSION.Session</text:h>
      <text:p text:style-name="P2"/>
      <text:p text:style-name="P20">This class extends the requests.Session class and is the basis of all non-driver scraping operations. Like tsutils.scraping.driver.Driver, e<text:span text:style-name="T1">xtension features mainly consist of improved error/load-handling and convenience methods for otherwise verbose operations.</text:span></text:p>
      <text:h text:style-name="Heading_20_3" text:outline-level="3"><text:soft-page-break/>Session.__init__(self, proxies=None, cookies=None, headers=None, settings=None)</text:h>
      <text:p text:style-name="P21">Kwargs:</text:p>
      <text:p text:style-name="P21"><text:tab/><text:span text:style-name="T6">proxies</text:span><text:span text:style-name="T7"> - a list of proxy ip:host addresses from which to redirect requests if <text:tab/>scraping fails for a clientside reason</text:span></text:p>
      <text:p text:style-name="P21"><text:span text:style-name="T7"><text:tab/></text:span><text:span text:style-name="T6">cookies</text:span><text:span text:style-name="T2"> - a dictionary of cookie name/value pairs to add to the Session instance</text:span></text:p>
      <text:p text:style-name="P21"><text:span text:style-name="T2"><text:tab/></text:span><text:span text:style-name="T3">headers</text:span><text:span text:style-name="T2"> - a dictionary of headers to add to every request (other than the ‘User-<text:tab/>Agent’ header which is configured automatically)</text:span></text:p>
      <text:p text:style-name="P21"><text:tab/><text:span text:style-name="T6">settings </text:span><text:span text:style-name="T7">- a dictionary of session settings: {</text:span></text:p>
      <text:p text:style-name="P21"><text:span text:style-name="T7">‘load_wait’: </text:span><text:span text:style-name="T5">specifies the wait time following any request method to allow the resource to load </text:span><text:span text:style-name="T2">[DEFAULT – 1s],</text:span></text:p>
      <text:p text:style-name="P21"><text:span text:style-name="T2">‘retries’: </text:span><text:span text:style-name="T5">specifies the number of retries to attempt after any load failure before cancelling a request</text:span><text:span text:style-name="T2"> [DEFAULT - 3]</text:span></text:p>
      <text:p text:style-name="P39">}</text:p>
      <text:h text:style-name="Heading_20_3" text:outline-level="3">Session.get(self, url, **kwargs) -&gt; tsutils.scraping.response.Response</text:h>
      <text:p text:style-name="P12">Args:</text:p>
      <text:p text:style-name="P14"><text:tab/><text:span text:style-name="T6">url - </text:span>the url to which to make the GET request</text:p>
      <text:p text:style-name="P14">Kwargs:</text:p>
      <text:p text:style-name="P14"><text:tab/><text:span text:style-name="T6">kwargs</text:span> - an exploded mapping of standard keyword arguments for the parent <text:tab/>requests.get method (e.g. headers)</text:p>
      <text:p text:style-name="P12">Return:</text:p>
      <text:p text:style-name="P13"><text:tab/>A tsbackend.scraping.response.Response instance corresponding to the <text:tab/>resources fetched</text:p>
      <text:p text:style-name="P3">This follows the standard extension pattern of error-handling, retry sequencing and returns a <text:span text:style-name="T1">Response </text:span>object<text:span text:style-name="T1">.</text:span></text:p>
      <text:h text:style-name="P36" text:outline-level="3">Session.post(self, url, body=None, **kwargs) -&gt; tsutils.scraping.response.Response</text:h>
      <text:p text:style-name="P23">Args:</text:p>
      <text:p text:style-name="P23"><text:tab/><text:span text:style-name="T6">url</text:span><text:span text:style-name="T7"> - the url to which to make the POST request</text:span></text:p>
      <text:p text:style-name="P50">Kwargs:</text:p>
      <text:p text:style-name="P23"><text:span text:style-name="T7"><text:tab/></text:span><text:span text:style-name="T6">body</text:span><text:span text:style-name="T7"> - the POST request payload as a dictionary</text:span></text:p>
      <text:p text:style-name="P23"><text:soft-page-break/><text:span text:style-name="T7"><text:tab/></text:span><text:span text:style-name="T6">kwargs</text:span><text:span text:style-name="T7"> - an exploded mapping of standard keyword arguments for the parent <text:tab/>requests.post method (e.g. headers)</text:span></text:p>
      <text:p text:style-name="P15">Return:</text:p>
      <text:p text:style-name="P15"><text:tab/>A tsbackend.scraping.response.Response instance corresponding to the <text:tab/>resources fetched</text:p>
      <text:p text:style-name="P27"><text:span text:style-name="T12">This follows the standard extension pattern of error-handling, retry sequencing and returns a </text:span><text:span text:style-name="T14">Response </text:span><text:span text:style-name="T12">object</text:span><text:span text:style-name="T14">.</text:span> </text:p>
      <text:h text:style-name="P30" text:outline-level="1">TSUTILS.SCRAPING.RESPONSE.Response</text:h>
      <text:p text:style-name="P25"/>
      <text:p text:style-name="P25">This class subclasses the requests.Response instance to unify the output returned by both the Session and Driver scraper interfaces. As such it exposes the following attributes:</text:p>
      <text:p text:style-name="P25"/>
      <text:p text:style-name="P17">status_code<text:span text:style-name="T7"> - directly taken from Session-derived responses; mocked or derived from introspection in the case of Driver requests. Likewise with </text:span>content &amp; text</text:p>
      <text:p text:style-name="P17">dom <text:span text:style-name="T7">- evaluated on demand using the </text:span><text:span text:style-name="T5">@property</text:span><text:span text:style-name="T7"> decorator. Returns the result of lxml.html.fromstring(</text:span>Response.content<text:span text:style-name="T7">)</text:span></text:p>
      <text:p text:style-name="P4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1:22:55.162103686</meta:creation-date>
    <dc:date>2021-10-28T18:08:53.476798610</dc:date>
    <meta:editing-duration>PT5H21M46S</meta:editing-duration>
    <meta:editing-cycles>233</meta:editing-cycles>
    <meta:generator>LibreOffice/7.2.1.2$Linux_X86_64 LibreOffice_project/2c9f9a7aa7c967a1b7ec3448959cff87b32f6580</meta:generator>
    <meta:document-statistic meta:table-count="0" meta:image-count="0" meta:object-count="0" meta:page-count="6" meta:paragraph-count="100" meta:word-count="1145" meta:character-count="8270" meta:non-whitespace-character-count="7153"/>
  </office:meta>
</office:document-meta>
</file>